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text-properties fo:font-size="28pt" fo:font-weight="bold" style:font-size-asian="28pt" style:font-weight-asian="bold" style:font-size-complex="28pt" style:font-weight-complex="bold"/>
    </style:style>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Preformatted_20_Text">
      <style:paragraph-properties fo:margin-top="0in" fo:margin-bottom="0.1965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t's a Vector! It's a Prime! No, It's Super .707! - Revolutionizing NLP with Trigonometrically Normalized Hyperspheres </text:p>
      <text:p text:style-name="Text_20_body">by Ire Gaddr and GPT 4.5 Turbo (12-18-2023)</text:p>
      <text:h text:style-name="Heading_20_2" text:outline-level="2">Abstract</text:h>
      <text:p text:style-name="Text_20_body">This paper introduces a novel framework for natural language processing that employs a trigonometrically normalized hypersphere model with prime-keyed mapping to encode and process linguistic data. By normalizing word vectors to a radius of 0.707, we establish inherent trigonometric relationships within the data, enhancing the model's ability to discern contextual nuances. The prime-keyed mapping provides a unique and efficient mechanism for representing and distinguishing between instances of polysemous words, addressing a common challenge in NLP.</text:p>
      <text:h text:style-name="Heading_20_2" text:outline-level="2">Introduction</text:h>
      <text:p text:style-name="Text_20_body">Natural language processing (NLP) requires models that can comprehend the subtleties of language, including context, ambiguity, and the dynamic nature of meaning. Existing models often struggle with these aspects, relying on large datasets and complex structures to achieve understanding. We propose a geometrically inspired model that incorporates mathematical elegance and computational efficiency, using a hypersphere normalized to 0.707 to represent words and prime numbers to encode context within a sentence.</text:p>
      <text:h text:style-name="Heading_20_2" text:outline-level="2">Background</text:h>
      <text:p text:style-name="Text_20_body">Word embeddings have revolutionized NLP, but they fall short when it comes to representing context. Geometric models in machine learning offer an alternative by mapping data to high-dimensional spaces. Our model is inspired by these approaches and combines them with the mathematical properties of trigonometry and prime numbers, laying the groundwork for a system that accounts for both the geometry of words and the sequential nature of language.</text:p>
      <text:h text:style-name="Heading_20_3" text:outline-level="3">Model Architecture</text:h>
      <text:h text:style-name="Heading_20_4" text:outline-level="4">Word-Level Vector Representation</text:h>
      <text:p text:style-name="Text_20_body">The representation of words as high-dimensional vectors is a cornerstone of modern NLP. In this model, we introduce a hyperspherical normalization to encapsulate words in a space that leverages trigonometric relationships, enabling a nuanced understanding of semantic distances and relationships.</text:p>
      <text:h text:style-name="Heading_20_5" text:outline-level="5"><text:soft-page-break/>Mathematical Formalism</text:h>
      <text:p text:style-name="Text_20_body">Each word in the vocabulary is represented by a high-dimensional vector w∈Rnw∈Rn. The normalization process scales each word vector to a fixed radius, r=0.707r=0.707, on the hypersphere. This radius is chosen for its trigonometric significance, as 0.7070.707 is the sine and cosine of 45 degrees in a unit circle and is equal to 122</text:p>
      <text:p text:style-name="Text_20_body">​1​, providing balanced geometric properties.</text:p>
      <text:p text:style-name="Text_20_body">The normalized vector w′w′ is computed as follows:</text:p>
      <text:p text:style-name="Text_20_body">w′=r⋅w∥w∥w′=∥w∥r⋅w​</text:p>
      <text:p text:style-name="Text_20_body">where ∥w∥∥w∥ is the Euclidean norm of the vector ww, calculated by:</text:p>
      <text:p text:style-name="Text_20_body">∥w∥=∑i=1nwi2∥w∥=∑i=1n​wi2​</text:p>
      <text:p text:style-name="Text_20_body">​</text:p>
      <text:p text:style-name="Text_20_body">In this model, the vector w′w′ now lies on the surface of an n-dimensional hypersphere centered at the origin with radius 0.707.</text:p>
      <text:h text:style-name="Heading_20_5" text:outline-level="5">Trigonometric Activation Functions</text:h>
      <text:p text:style-name="Text_20_body">To further capture the relationships between words, we introduce trigonometric activation functions that operate on the angles between word vectors. Given two word vectors w′w′ and v′v′, the activation function ff is defined as:</text:p>
      <text:p text:style-name="Text_20_body">f(w′,v′)=cos⁡(θ)f(w′,v′)=cos(θ)</text:p>
      <text:p text:style-name="Text_20_body">where θθ is the angle between w′w′ and v′v′, calculated by the dot product:</text:p>
      <text:p text:style-name="Text_20_body">θ=arccos⁡(w′⋅v′∥w′∥⋅∥v′∥)θ=arccos(∥w′∥⋅∥v′∥w′⋅v′​)</text:p>
      <text:p text:style-name="Text_20_body">The cosine similarity inherently normalizes the dot product of the vectors by their magnitudes, which, due to the initial normalization step, are both 0.707. This means the vectors are already normalized to the surface of the hypersphere, and their dot product will give the cosine of the angle between them directly.</text:p>
      <text:h text:style-name="Heading_20_5" text:outline-level="5">Contextual Sensitivity</text:h>
      <text:p text:style-name="Text_20_body">To account for context, we adjust the vectors based on their occurrence in specific contexts. This is where the prime key mapping comes into play. Each context is assigned a unique prime number pcpc​, and the word vector is modified accordingly:</text:p>
      <text:p text:style-name="Text_20_body">w′′=w′+ϵ(pc)w′′=w′+ϵ(pc​)</text:p>
      <text:p text:style-name="Text_20_body">where ϵ(pc)ϵ(pc​) is a small perturbation vector whose direction is determined by the prime number associated with the context, ensuring that the same word in different contexts will have slightly varied representations.</text:p>
      <text:h text:style-name="Heading_20_5" text:outline-level="5">Representation of Sentences</text:h>
      <text:p text:style-name="Text_20_body">Sentences are represented as ordered sequences of these word vectors. The sequence and structure are preserved by considering the vectors in the order they appear, maintaining syntactic and semantic coherence. The sentence vector ss is a function of the word vectors and their order:</text:p>
      <text:p text:style-name="Text_20_body">s=Seq(w1′′,w2′′,...,wm′′)s=Seq(w1′′​,w2′′​,...,wm′′​)</text:p>
      <text:p text:style-name="Text_20_body"><text:soft-page-break/>where SeqSeq is an operation that combines the word vectors, such as concatenation followed by transformation, to capture the essence of the sentence.</text:p>
      <text:p text:style-name="Horizontal_20_Line"/>
      <text:p text:style-name="Text_20_body">The mathematical framework provided here outlines a system that moves beyond traditional vector space models by introducing a geometrically motivated normalization process. It incorporates the contextual variability of language into the vectors themselves, which could lead to more powerful and representative models for NLP tasks. Each component of the architecture—from individual word vectors to sentence-level representations—is underpinned by precise mathematical definitions, ensuring clarity and consistency in the model's theoretical underpinnings.</text:p>
      <text:h text:style-name="Heading_20_3" text:outline-level="3">Document-Level Series Representation</text:h>
      <text:p text:style-name="Text_20_body">Building on the sentence-level series representation, our model further extends to the document level, where we consider the relationships between sentences and their contextual flow within a document. This level of analysis is crucial for tasks that require an understanding of broader narratives or thematic elements, such as document summarization or topic modeling.</text:p>
      <text:h text:style-name="Heading_20_4" text:outline-level="4">Mathematical Framework for Document Representation</text:h>
      <text:p text:style-name="Text_20_body">A document is represented as a series of sentence vectors. Each sentence vector, in turn, is a composite of word vectors contextualized by the sentence structure. The representation of a document vector dd can be viewed as a function of its sentence vectors:</text:p>
      <text:p text:style-name="Text_20_body">d=Doc(s1,s2,...,sk)d=Doc(s1​,s2​,...,sk​)</text:p>
      <text:p text:style-name="Text_20_body">where:</text:p>
      <text:list xml:id="list556270853324538840" text:style-name="L1">
        <text:list-item>
          <text:p text:style-name="P8">DocDoc is a function that combines sentence vectors into a document vector.</text:p>
        </text:list-item>
        <text:list-item>
          <text:p text:style-name="P8">sisi​ is the vector representation of the ith sentence in the document.</text:p>
        </text:list-item>
        <text:list-item>
          <text:p text:style-name="P1">kk is the total number of sentences in the document.</text:p>
        </text:list-item>
      </text:list>
      <text:p text:style-name="Text_20_body">The function DocDoc could be a sophisticated neural network layer that understands how to integrate sentences into a coherent document representation, considering both the content and the order of sentences.</text:p>
      <text:h text:style-name="Heading_20_4" text:outline-level="4">Contextual Relationships at Document Level</text:h>
      <text:p text:style-name="Text_20_body">Context at the document level is more complex than at the sentence level, encompassing not only the semantics of individual sentences but also the inter-sentence relationships and the overall narrative structure. To capture this complexity, we extend the prime-keyed mapping to the document level.</text:p>
      <text:p text:style-name="Text_20_body">Each sentence is associated with a unique prime number based on its position and role in the document. The prime numbers act as modifiers to the sentence vectors, enabling the model to differentiate between sentences based on their contextual significance within the document.</text:p>
      <text:p text:style-name="Text_20_body">The modification of a sentence vector sisi​ in the context of a document could be represented as:</text:p>
      <text:p text:style-name="Text_20_body">si′=si+δ(psi)si′​=si​+δ(psi​​)</text:p>
      <text:p text:style-name="Text_20_body">where δ(psi)δ(psi​​) is a modification vector influenced by the prime number psipsi​​ associated with the ith sentence.</text:p>
      <text:h text:style-name="Heading_20_3" text:outline-level="3"><text:soft-page-break/>Activation Functions</text:h>
      <text:p text:style-name="Text_20_body">The activation functions in this model are crucial for processing the relationships encoded in the vectors. Given the trigonometric normalization and the prime-keyed contextual mapping, the activation functions need to be sensitive to both the magnitude and direction of the vectors.</text:p>
      <text:h text:style-name="Heading_20_4" text:outline-level="4">Trigonometrically-Influenced Activation</text:h>
      <text:p text:style-name="Text_20_body">Considering the geometric nature of our model, activation functions are derived from the trigonometric relationships between vectors. A potential activation function could be:</text:p>
      <text:p text:style-name="Text_20_body">f(x,y)=cos⁡(ϕ(x,y))f(x,y)=cos(ϕ(x,y))</text:p>
      <text:p text:style-name="Text_20_body">where ϕ(x,y)ϕ(x,y) is the angle between vectors xx and yy. This function effectively measures the cosine similarity between any two vectors, reflecting how closely aligned they are in the hyperspherical space.</text:p>
      <text:h text:style-name="Heading_20_4" text:outline-level="4">Context-Aware Activation</text:h>
      <text:p text:style-name="Text_20_body">To account for the context-specific modifications of vectors, the activation function can be adapted to include the impact of the prime-keyed mapping:</text:p>
      <text:p text:style-name="Text_20_body">fc(x′,y′)=h(cos⁡(ϕ(x′,y′)),x′,y′)fc​(x′,y′)=h(cos(ϕ(x′,y′)),x′,y′)</text:p>
      <text:p text:style-name="Text_20_body">where:</text:p>
      <text:list xml:id="list3965416329747852920" text:style-name="L2">
        <text:list-item>
          <text:p text:style-name="P9">x′x′ and y′y′ are contextually modified vectors.</text:p>
        </text:list-item>
        <text:list-item>
          <text:p text:style-name="P2">hh is a function that combines the cosine similarity measure with other relevant features of the vectors, possibly including their contextual modifications.</text:p>
        </text:list-item>
      </text:list>
      <text:p text:style-name="Standard">At the document level, the model's architecture captures the nuanced interplay of sentences, weaving them into a coherent understanding of the document's content. The activation functions, deeply rooted in the geometric properties of the hypersphere and attuned to the contextual modifications, enable the neural network to process and react to the complexities of natural language at multiple levels. This approach represents a significant advancement in the modeling of language, providing a mathematically elegant and computationally efficient framework for NLP tasks that require deep semantic understanding. </text:p>
      <text:p text:style-name="Standard"/>
      <text:h text:style-name="Heading_20_3" text:outline-level="3">Inference Mechanism</text:h>
      <text:p text:style-name="Text_20_body">The inference mechanism of the proposed model is designed to efficiently handle the retrieval and processing of word vectors, their associated weights, and biases. This is achieved through a combination of a hash table for quick data lookup and a switch-case structure for effective processing based on the context of each word.</text:p>
      <text:h text:style-name="Heading_20_4" text:outline-level="4">Hash Table for Efficient Data Retrieval</text:h>
      <text:p text:style-name="Text_20_body">The hash table is a crucial component for the model's inference, especially given the vast number of words and their contextual variations. It enables rapid access to the required data, significantly reducing the retrieval time.</text:p>
      <text:h text:style-name="Heading_20_5" text:outline-level="5"><text:soft-page-break/>Structure of the Hash Table</text:h>
      <text:p text:style-name="Text_20_body">The hash table stores key-value pairs, where:</text:p>
      <text:list xml:id="list2502907602361748078" text:style-name="L3">
        <text:list-item>
          <text:p text:style-name="P10"><text:span text:style-name="Strong_20_Emphasis">Key</text:span>: A unique identifier for each word or word in context, potentially using the prime-keyed mapping system.</text:p>
        </text:list-item>
        <text:list-item>
          <text:p text:style-name="P3"><text:span text:style-name="Strong_20_Emphasis">Value</text:span>: The corresponding vector representation and any additional data required for processing, such as weights and biases.</text:p>
        </text:list-item>
      </text:list>
      <text:p text:style-name="Text_20_body">Given a word or phrase ww, its vector representation vwvw​ and associated parameters are retrieved from the hash table:</text:p>
      <text:p text:style-name="Text_20_body">vw,paramsw=HashTable[w]vw​,paramsw​=HashTable[w]</text:p>
      <text:p text:style-name="Text_20_body">where paramswparamsw​ includes weights, biases, and any other relevant parameters.</text:p>
      <text:h text:style-name="Heading_20_5" text:outline-level="5">Hash Function</text:h>
      <text:p text:style-name="Text_20_body">A hash function hh maps words or phrases to their indices in the hash table:</text:p>
      <text:p text:style-name="Text_20_body">index=h(w)index=h(w)</text:p>
      <text:p text:style-name="Text_20_body">This function should distribute keys uniformly across the table to minimize collisions and maximize retrieval efficiency.</text:p>
      <text:h text:style-name="Heading_20_4" text:outline-level="4">Switch-Case Structure for Contextual Processing</text:h>
      <text:p text:style-name="Text_20_body">Once the vectors and parameters are retrieved, a switch-case structure is employed to process the data. This structure facilitates the execution of different operations based on the context or specific characteristics of each word.</text:p>
      <text:h text:style-name="Heading_20_5" text:outline-level="5">Case Definition</text:h>
      <text:p text:style-name="Text_20_body">Each case in the switch-case structure corresponds to a different operation or set of operations needed for a particular word or context. The case is determined by:</text:p>
      <text:p text:style-name="Text_20_body">case_id=DetermineCase(w,paramsw)case_id=DetermineCase(w,paramsw​)</text:p>
      <text:p text:style-name="Text_20_body">where DetermineCaseDetermineCase is a function that decides the appropriate case based on the word and its parameters.</text:p>
      <text:h text:style-name="Heading_20_5" text:outline-level="5">Processing in Each Case</text:h>
      <text:p text:style-name="Text_20_body">For each case, specific operations are performed, such as applying weights and biases, and passing the results through the activation functions:</text:p>
      <text:p text:style-name="P12">python</text:p>
      <text:p text:style-name="Preformatted_20_Text"><text:span text:style-name="Source_20_Text">switch (case_id):</text:span></text:p>
      <text:p text:style-name="Preformatted_20_Text"><text:span text:style-name="Source_20_Text"><text:s text:c="4"/>case 1:</text:span></text:p>
      <text:p text:style-name="Preformatted_20_Text"><text:span text:style-name="Source_20_Text"><text:s text:c="8"/># Operations for case 1</text:span></text:p>
      <text:p text:style-name="Preformatted_20_Text"><text:span text:style-name="Source_20_Text"><text:s text:c="8"/>result = activation(weights * v_w + bias)</text:span></text:p>
      <text:p text:style-name="Preformatted_20_Text"><text:span text:style-name="Source_20_Text"><text:s text:c="4"/>case 2:</text:span></text:p>
      <text:p text:style-name="Preformatted_20_Text"><text:span text:style-name="Source_20_Text"><text:s text:c="8"/># Operations for case 2</text:span></text:p>
      <text:p text:style-name="Preformatted_20_Text"><text:span text:style-name="Source_20_Text"><text:s text:c="8"/>result = ...</text:span></text:p>
      <text:p text:style-name="P12"><text:span text:style-name="Source_20_Text"><text:s text:c="4"/># ... other cases</text:span></text:p>
      <text:h text:style-name="Heading_20_4" text:outline-level="4"><text:soft-page-break/>Integration with the Model</text:h>
      <text:p text:style-name="Text_20_body">The outputs from the switch-case processing are then integrated into the broader neural network model. In the case of a feedforward network, this would involve further layer-wise processing; for a recurrent network, the outputs would feed into the next time step.</text:p>
      <text:h text:style-name="Heading_20_4" text:outline-level="4">Mathematical Analysis of Inference Process</text:h>
      <text:p text:style-name="Text_20_body">The effectiveness of the inference process relies on the balance between the speed of the hash table lookups and the efficiency of the switch-case processing. The computational complexity of the hash table lookup is O(1)O(1) on average, while the complexity of the switch-case processing depends on the number and complexity of the cases.</text:p>
      <text:h text:style-name="Heading_20_3" text:outline-level="3">Implementation</text:h>
      <text:p text:style-name="Text_20_body">The implementation of the proposed NLP model involves several key computational elements, notably the handling of prime-keyed mapping, normalization process, and the potential for parallel processing, particularly using GPUs. Here, we delve into the specifics of these aspects and the mathematical underpinnings that drive their implementation.</text:p>
      <text:h text:style-name="Heading_20_4" text:outline-level="4">Handling Prime-Keyed Mapping</text:h>
      <text:p text:style-name="Text_20_body">Prime-keyed mapping is an innovative approach to encode the context of words in vectors. It requires careful consideration both in terms of how the primes are assigned and how they influence the vector transformation.</text:p>
      <text:h text:style-name="Heading_20_5" text:outline-level="5">Prime Number Assignment</text:h>
      <text:p text:style-name="Text_20_body">Each context in which a word appears is assigned a unique prime number. This assignment can be based on various factors, including the position of the word in a sentence or its syntactic and semantic role. The prime number assignment function ΠΠ can be defined as:</text:p>
      <text:p text:style-name="Text_20_body">Π(context)=pΠ(context)=p</text:p>
      <text:p text:style-name="Text_20_body">where pp is a prime number uniquely associated with the given context.</text:p>
      <text:h text:style-name="Heading_20_5" text:outline-level="5">Vector Transformation</text:h>
      <text:p text:style-name="Text_20_body">The word vectors are then transformed based on their assigned prime numbers. The transformation function TT can be defined as:</text:p>
      <text:p text:style-name="Text_20_body">v′=T(v,p)v′=T(v,p)</text:p>
      <text:p text:style-name="Text_20_body">where:</text:p>
      <text:list xml:id="list7898825547925367566" text:style-name="L4">
        <text:list-item>
          <text:p text:style-name="P11">vv is the original word vector.</text:p>
        </text:list-item>
        <text:list-item>
          <text:p text:style-name="P11">pp is the prime number associated with the word's context.</text:p>
        </text:list-item>
        <text:list-item>
          <text:p text:style-name="P4">v′v′ is the transformed vector.</text:p>
        </text:list-item>
      </text:list>
      <text:p text:style-name="Text_20_body">This transformation could be a simple scaling, a shift in the vector space, or a more complex operation that alters the vector's direction or magnitude based on the prime number.</text:p>
      <text:h text:style-name="Heading_20_4" text:outline-level="4"><text:soft-page-break/>Normalization Process</text:h>
      <text:p text:style-name="Text_20_body">Normalization to a hypersphere of radius 0.707 is a crucial part of the model, ensuring that vectors have a consistent scale and are conducive to trigonometric analysis.</text:p>
      <text:h text:style-name="Heading_20_5" text:outline-level="5">Vector Scaling</text:h>
      <text:p text:style-name="Text_20_body">Given a vector v∈Rnv∈Rn, its normalized form vnormvnorm​ on the hypersphere is computed as:</text:p>
      <text:p text:style-name="Text_20_body">vnorm=0.707∥v∥vvnorm​=∥v∥0.707​v</text:p>
      <text:p text:style-name="Text_20_body">where ∥v∥∥v∥ is the Euclidean norm of vv.</text:p>
      <text:h text:style-name="Heading_20_4" text:outline-level="4">Parallel Processing and GPU Utilization</text:h>
      <text:p text:style-name="Text_20_body">To handle the computational demands of the model, especially for large datasets typical in NLP, parallel processing and GPU acceleration are critical.</text:p>
      <text:h text:style-name="Heading_20_5" text:outline-level="5">GPU Acceleration</text:h>
      <text:p text:style-name="Text_20_body">GPUs are particularly well-suited for the kinds of matrix and vector operations that our model requires. The key to leveraging GPU acceleration lies in the ability to parallelize the operations.</text:p>
      <text:h text:style-name="Heading_20_6" text:outline-level="6">Trigonometric Function Computation</text:h>
      <text:p text:style-name="Text_20_body">The calculation of trigonometric functions, such as cosine similarity between vectors, is inherently parallelizable. For two sets of vectors AA and BB, the cosine similarities can be computed in parallel across the GPU's cores:</text:p>
      <text:p text:style-name="Text_20_body">CosineSimilarities(A,B)=ParallelCompute(cos⁡(θij))CosineSimilarities(A,B)=ParallelCompute(cos(θij​))</text:p>
      <text:p text:style-name="Text_20_body">where θijθij​ is the angle between vectors aiai​ and bjbj​ from sets AA and BB, respectively.</text:p>
      <text:h text:style-name="Heading_20_5" text:outline-level="5">Load Balancing and Memory Management</text:h>
      <text:p text:style-name="Text_20_body">Efficient GPU utilization also requires balancing the computational load across its cores and managing the memory effectively to minimize data transfer times between the CPU and GPU.</text:p>
      <text:h text:style-name="Heading_20_6" text:outline-level="6">Batch Processing</text:h>
      <text:p text:style-name="Text_20_body">Processing data in batches can optimize the utilization of GPU resources. The batch size should be chosen to balance between maximizing parallel operations and avoiding memory overflow.</text:p>
      <text:p text:style-name="Standard">The implementation of the proposed NLP model requires a harmonious blend of mathematical precision in its design and computational efficiency in its execution. The use of prime-keyed mapping and hyperspherical normalization offers a novel approach to understanding language, while GPU acceleration and parallel processing ensure that the model can handle the vast and complex datasets typical in NLP applications. </text:p>
      <text:p text:style-name="Standard"/>
      <text:h text:style-name="Heading_20_3" text:outline-level="3">Conclusion</text:h>
      <text:p text:style-name="Text_20_body">In this paper, we have introduced a novel neural network architecture for natural language processing, characterized by its use of a trigonometrically normalized hypersphere and a unique prime-keyed mapping system for contextual differentiation. This model represents a significant departure from <text:soft-page-break/>traditional vector space models, offering a new perspective on the representation and processing of linguistic data.</text:p>
      <text:h text:style-name="Heading_20_4" text:outline-level="4">Key Contributions</text:h>
      <text:list xml:id="list2001329769095025158" text:style-name="L5">
        <text:list-item>
          <text:p text:style-name="P5"><text:span text:style-name="Strong_20_Emphasis">Geometric Interpretation of Language</text:span>: By normalizing word vectors to a hypersphere with a radius of 0.707, our model embeds linguistic elements in a space where trigonometric relationships are inherently meaningful. This geometric approach facilitates a more nuanced understanding of semantic relationships.</text:p>
        </text:list-item>
        <text:list-item>
          <text:p text:style-name="P5"><text:span text:style-name="Strong_20_Emphasis">Contextual Differentiation through Prime-Keyed Mapping</text:span>: The utilization of prime numbers to encode contextual information provides a novel method for distinguishing between different uses of the same word. This approach addresses a fundamental challenge in NLP – the representation of polysemy and context-dependent meanings.</text:p>
        </text:list-item>
        <text:list-item>
          <text:p text:style-name="P5"><text:span text:style-name="Strong_20_Emphasis">Activation Functions Derived from Geometric Relationships</text:span>: The development of activation functions based on the angles between vectors within the hyperspherical space allows for the capture of complex semantic and syntactic relationships in language.</text:p>
        </text:list-item>
        <text:list-item>
          <text:p text:style-name="P5"><text:span text:style-name="Strong_20_Emphasis">Efficient Computational Strategy</text:span>: Leveraging hash tables for rapid data retrieval and a switch-case structure for processing, our model is optimized for computational efficiency. This is particularly beneficial given the large-scale nature of NLP tasks.</text:p>
        </text:list-item>
      </text:list>
      <text:h text:style-name="Heading_20_4" text:outline-level="4">Impact on NLP</text:h>
      <text:p text:style-name="Text_20_body">This model's architectural innovations have the potential to significantly impact the field of NLP:</text:p>
      <text:list xml:id="list3297475916636401175" text:style-name="L6">
        <text:list-item>
          <text:p text:style-name="P6"><text:span text:style-name="Strong_20_Emphasis">Enhanced Contextual Understanding</text:span>: The ability to differentiate context at a more granular level could lead to improvements in various NLP applications, from sentiment analysis to machine translation.</text:p>
        </text:list-item>
        <text:list-item>
          <text:p text:style-name="P6"><text:span text:style-name="Strong_20_Emphasis">Improved Handling of Linguistic Ambiguity</text:span>: The prime-keyed mapping system offers a robust mechanism for dealing with the inherent ambiguity of natural language, potentially leading to more accurate language models.</text:p>
        </text:list-item>
        <text:list-item>
          <text:p text:style-name="P6"><text:span text:style-name="Strong_20_Emphasis">New Directions for Research</text:span>: The geometric and mathematical underpinnings of this model open up new avenues for research, encouraging a fusion of linguistic theory, geometry, and deep learning.</text:p>
        </text:list-item>
      </text:list>
      <text:h text:style-name="Heading_20_4" text:outline-level="4">Future Work</text:h>
      <text:p text:style-name="Text_20_body">While the initial results are promising, further research is required to fully realize the potential of this model. Future work will focus on refining the mathematical framework, exploring different implementations and optimizations, and extensive testing with diverse linguistic datasets.</text:p>
      <text:h text:style-name="Heading_20_4" text:outline-level="4">Closing Remarks</text:h>
      <text:p text:style-name="Text_20_body">The proposed model stands as a testament to the possibilities that emerge at the intersection of mathematics, linguistics, and computer science. By reimagining the way we represent and process language, we hope to contribute to the evolution of NLP, paving the way for models that not only understand language but also capture its richness and complexi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8" meta:paragraph-count="151" meta:word-count="2658" meta:character-count="18476"/>
    <dc:date>2023-12-18T00:56:56.31</dc:date>
    <dc:creator>Ire Gaddr</dc:creator>
    <meta:generator>OpenOffice/4.1.14$Win32 OpenOffice.org_project/4114m1$Build-9811</meta:generator>
  </office:meta>
</office:document-meta>
</file>